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ext_20_body">
      <style:text-properties officeooo:rsid="0016c226" officeooo:paragraph-rsid="0016c226"/>
    </style:style>
    <style:style style:name="P4" style:family="paragraph" style:parent-style-name="Text_20_body">
      <style:text-properties officeooo:rsid="0019c606" officeooo:paragraph-rsid="0019c606"/>
    </style:style>
    <style:style style:name="P5" style:family="paragraph" style:parent-style-name="Text_20_body">
      <style:text-properties officeooo:rsid="0019f48a" officeooo:paragraph-rsid="001fc595"/>
    </style:style>
    <style:style style:name="P6" style:family="paragraph" style:parent-style-name="Text_20_body">
      <style:text-properties officeooo:rsid="001b8506" officeooo:paragraph-rsid="001b8506"/>
    </style:style>
    <style:style style:name="P7" style:family="paragraph" style:parent-style-name="Text_20_body">
      <style:text-properties officeooo:rsid="001fc595" officeooo:paragraph-rsid="001fc595"/>
    </style:style>
    <style:style style:name="P8" style:family="paragraph" style:parent-style-name="Text_20_body">
      <style:text-properties officeooo:rsid="00237369" officeooo:paragraph-rsid="00237369"/>
    </style:style>
    <style:style style:name="P9" style:family="paragraph" style:parent-style-name="Text_20_body">
      <style:text-properties officeooo:rsid="002b9bb0" officeooo:paragraph-rsid="002b9bb0"/>
    </style:style>
    <style:style style:name="P10" style:family="paragraph" style:parent-style-name="Text_20_body">
      <style:text-properties officeooo:rsid="002cd006" officeooo:paragraph-rsid="002cd006"/>
    </style:style>
    <style:style style:name="P11" style:family="paragraph" style:parent-style-name="Text_20_body">
      <style:text-properties officeooo:rsid="0030333f" officeooo:paragraph-rsid="0030333f"/>
    </style:style>
    <style:style style:name="P12" style:family="paragraph" style:parent-style-name="Text_20_body">
      <style:text-properties officeooo:rsid="0030607c" officeooo:paragraph-rsid="0030607c"/>
    </style:style>
    <style:style style:name="P13" style:family="paragraph" style:parent-style-name="Text_20_body">
      <style:text-properties officeooo:rsid="0030a2a7" officeooo:paragraph-rsid="0030a2a7"/>
    </style:style>
    <style:style style:name="P14" style:family="paragraph" style:parent-style-name="Text_20_body">
      <style:text-properties officeooo:rsid="003146fd" officeooo:paragraph-rsid="003146fd"/>
    </style:style>
    <style:style style:name="P15" style:family="paragraph" style:parent-style-name="Text_20_body">
      <style:text-properties officeooo:rsid="00317db5" officeooo:paragraph-rsid="00317db5"/>
    </style:style>
    <style:style style:name="P16" style:family="paragraph" style:parent-style-name="Text_20_body">
      <style:text-properties officeooo:rsid="003c7c74" officeooo:paragraph-rsid="003c7c74"/>
    </style:style>
    <style:style style:name="P17" style:family="paragraph" style:parent-style-name="Text_20_body">
      <style:text-properties officeooo:rsid="003c834b" officeooo:paragraph-rsid="003c834b"/>
    </style:style>
    <style:style style:name="P18" style:family="paragraph" style:parent-style-name="Text_20_body">
      <style:text-properties officeooo:rsid="003ddeab" officeooo:paragraph-rsid="003ddeab"/>
    </style:style>
    <style:style style:name="P19" style:family="paragraph" style:parent-style-name="Text_20_body">
      <style:text-properties officeooo:rsid="003fd99b" officeooo:paragraph-rsid="003fd99b"/>
    </style:style>
    <style:style style:name="P20" style:family="paragraph" style:parent-style-name="Text_20_body">
      <style:text-properties officeooo:rsid="005dbb0c" officeooo:paragraph-rsid="005dbb0c"/>
    </style:style>
    <style:style style:name="P21" style:family="paragraph" style:parent-style-name="Text_20_body">
      <style:text-properties officeooo:rsid="005dbb0c" officeooo:paragraph-rsid="005fa6ff"/>
    </style:style>
    <style:style style:name="P22" style:family="paragraph" style:parent-style-name="Text_20_body">
      <style:text-properties officeooo:rsid="005fa6ff" officeooo:paragraph-rsid="005fa6ff"/>
    </style:style>
    <style:style style:name="P23" style:family="paragraph" style:parent-style-name="Text_20_body">
      <style:text-properties officeooo:rsid="005fdaa4" officeooo:paragraph-rsid="005fdaa4"/>
    </style:style>
    <style:style style:name="P24" style:family="paragraph" style:parent-style-name="Text_20_body">
      <style:text-properties officeooo:rsid="005fdaa4" officeooo:paragraph-rsid="00611a7d"/>
    </style:style>
    <style:style style:name="P25" style:family="paragraph" style:parent-style-name="Text_20_body">
      <style:text-properties officeooo:rsid="0066b615" officeooo:paragraph-rsid="0066b615"/>
    </style:style>
    <style:style style:name="P26" style:family="paragraph" style:parent-style-name="Text_20_body">
      <style:text-properties officeooo:rsid="0068ecbd" officeooo:paragraph-rsid="0068ecbd"/>
    </style:style>
    <style:style style:name="P27" style:family="paragraph" style:parent-style-name="Text_20_body">
      <style:text-properties officeooo:rsid="0069b3fd" officeooo:paragraph-rsid="0069b3fd"/>
    </style:style>
    <style:style style:name="P28" style:family="paragraph" style:parent-style-name="Title">
      <style:text-properties officeooo:rsid="00116521" officeooo:paragraph-rsid="00116521"/>
    </style:style>
    <style:style style:name="P29" style:family="paragraph" style:parent-style-name="Title">
      <style:text-properties officeooo:rsid="002cd006" officeooo:paragraph-rsid="002cd006"/>
    </style:style>
    <style:style style:name="P30" style:family="paragraph" style:parent-style-name="Subtitle">
      <style:text-properties officeooo:rsid="005dbb0c" officeooo:paragraph-rsid="005dbb0c"/>
    </style:style>
    <style:style style:name="P31" style:family="paragraph" style:parent-style-name="Text_20_body">
      <style:text-properties officeooo:rsid="0070e64f" officeooo:paragraph-rsid="0070e64f"/>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2cd006"/>
    </style:style>
    <style:style style:name="T14" style:family="text">
      <style:text-properties officeooo:rsid="00313960"/>
    </style:style>
    <style:style style:name="T15" style:family="text">
      <style:text-properties officeooo:rsid="0032e4c7"/>
    </style:style>
    <style:style style:name="T16" style:family="text">
      <style:text-properties officeooo:rsid="00365060"/>
    </style:style>
    <style:style style:name="T17" style:family="text">
      <style:text-properties officeooo:rsid="003815c2"/>
    </style:style>
    <style:style style:name="T18" style:family="text">
      <style:text-properties officeooo:rsid="0039a7f2"/>
    </style:style>
    <style:style style:name="T19" style:family="text">
      <style:text-properties officeooo:rsid="003ab14f"/>
    </style:style>
    <style:style style:name="T20" style:family="text">
      <style:text-properties officeooo:rsid="003b0851"/>
    </style:style>
    <style:style style:name="T21" style:family="text">
      <style:text-properties officeooo:rsid="003c7c74"/>
    </style:style>
    <style:style style:name="T22" style:family="text">
      <style:text-properties officeooo:rsid="003c834b"/>
    </style:style>
    <style:style style:name="T23" style:family="text">
      <style:text-properties officeooo:rsid="003ddeab"/>
    </style:style>
    <style:style style:name="T24" style:family="text">
      <style:text-properties officeooo:rsid="003e17d3"/>
    </style:style>
    <style:style style:name="T25" style:family="text">
      <style:text-properties officeooo:rsid="003ef57c"/>
    </style:style>
    <style:style style:name="T26" style:family="text">
      <style:text-properties officeooo:rsid="0040fefe"/>
    </style:style>
    <style:style style:name="T27" style:family="text">
      <style:text-properties officeooo:rsid="0042f4cc"/>
    </style:style>
    <style:style style:name="T28" style:family="text">
      <style:text-properties officeooo:rsid="004494c2"/>
    </style:style>
    <style:style style:name="T29" style:family="text">
      <style:text-properties officeooo:rsid="0045eae5"/>
    </style:style>
    <style:style style:name="T30" style:family="text">
      <style:text-properties officeooo:rsid="00462534"/>
    </style:style>
    <style:style style:name="T31" style:family="text">
      <style:text-properties officeooo:rsid="0048706b"/>
    </style:style>
    <style:style style:name="T32" style:family="text">
      <style:text-properties officeooo:rsid="004c0654"/>
    </style:style>
    <style:style style:name="T33" style:family="text">
      <style:text-properties officeooo:rsid="004ddb41"/>
    </style:style>
    <style:style style:name="T34" style:family="text">
      <style:text-properties officeooo:rsid="004ebadf"/>
    </style:style>
    <style:style style:name="T35" style:family="text">
      <style:text-properties officeooo:rsid="005059f6"/>
    </style:style>
    <style:style style:name="T36" style:family="text">
      <style:text-properties officeooo:rsid="0052592f"/>
    </style:style>
    <style:style style:name="T37" style:family="text">
      <style:text-properties officeooo:rsid="0054402b"/>
    </style:style>
    <style:style style:name="T38" style:family="text">
      <style:text-properties officeooo:rsid="0055c115"/>
    </style:style>
    <style:style style:name="T39" style:family="text">
      <style:text-properties officeooo:rsid="0058acc1"/>
    </style:style>
    <style:style style:name="T40" style:family="text">
      <style:text-properties officeooo:rsid="00598923"/>
    </style:style>
    <style:style style:name="T41" style:family="text">
      <style:text-properties officeooo:rsid="005fa6ff"/>
    </style:style>
    <style:style style:name="T42" style:family="text">
      <style:text-properties officeooo:rsid="005fdaa4"/>
    </style:style>
    <style:style style:name="T43" style:family="text">
      <style:text-properties officeooo:rsid="0061c9a9"/>
    </style:style>
    <style:style style:name="T44" style:family="text">
      <style:text-properties officeooo:rsid="00638f5c"/>
    </style:style>
    <style:style style:name="T45" style:family="text">
      <style:text-properties officeooo:rsid="006898ac"/>
    </style:style>
    <style:style style:name="T46" style:family="text">
      <style:text-properties officeooo:rsid="006b87f1"/>
    </style:style>
    <style:style style:name="T47" style:family="text">
      <style:text-properties officeooo:rsid="006b92f7"/>
    </style:style>
    <style:style style:name="T48" style:family="text">
      <style:text-properties officeooo:rsid="006d3531"/>
    </style:style>
    <style:style style:name="T49" style:family="text">
      <style:text-properties officeooo:rsid="006f22ea"/>
    </style:style>
    <style:style style:name="T50" style:family="text">
      <style:text-properties officeooo:rsid="00707e68"/>
    </style:style>
    <style:style style:name="T51" style:family="text">
      <style:text-properties officeooo:rsid="0070e64f"/>
    </style:style>
    <style:style style:name="T52" style:family="text">
      <style:text-properties officeooo:rsid="0072ce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Основным движущим мотивом данной работы является интерес самому посмотреть что же такого сверхсложного в деле создания искусственного интеллекта, <text:span text:style-name="T15">за исключением объема работы. Дойти, так сказать, до точки, когда опустятся руки.</text:span></text:p>
      <text:p text:style-name="P28">Немного философии</text:p>
      <text:p text:style-name="P1">Что такое разум? Это машина, улучшающая выживание индивидуума путем предсказания вариантов будущего. Будущее возможно предсказывать только на основе закономерностей, найденных в прошлом. Иными словами, разум – это машина для поиска и использования закономерностей <text:span text:style-name="T16">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в ущерб всему, что может этому препятствовать, в первую очередь, эффективности. За образец берем человеческий разум и пытаемся симулировать его работу.</text:p>
      <text:p text:style-name="P2">Чистая имитация, ака нейронные сети,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text:span text:style-name="T12">хороших </text:span>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3">Соответственно, <text:span text:style-name="T2">алгоритм прост:</text:span> <text:span text:style-name="T2">опирайся на то что известно о работе мозга, но не расстраивайся, если известно не слишком много. Н</text:span>аблюда<text:span text:style-name="T2">й</text:span> за <text:span text:style-name="T3">работой</text:span> <text:span text:style-name="T3">своего</text:span> собственн<text:span text:style-name="T3">ого</text:span> ум<text:span text:style-name="T3">а</text:span>, предполага<text:span text:style-name="T2">й</text:span>, додумыва<text:span text:style-name="T2">й</text:span>, реализу<text:span text:style-name="T2">й</text:span> в коде.</text:p>
      <text:p text:style-name="P4">Просматриваются интересные параллели в развитии разума и систем иску<text:span text:style-name="T40">с</text:span>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и многое сверх того имеется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5">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Да еще обучение сводится к параметризации.</text:span></text:p>
      <text:p text:style-name="P5">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8">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6">Еще одно наблюдение. 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text:soft-page-break/>развития органов чувств и тела. Тем не менее, <text:span text:style-name="T5">сам</text:span> факт вселяет надежду, что второй этап <text:span text:style-name="T5">может оказаться</text:span> ненамного сложнее первого.</text:p>
      <text:p text:style-name="P7">Итак, наша система должна быть разделена на два уровня. Первый урововень – примитивы, 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13">Нейрон, по сути своей, это механизм оценки и сравнения. Грубо говоря, аналог оператора if, с тем отличием, что он включает в себя регрессионную функцию, как предварительную обработку условий. Это наводит на мысль, что центральное место в иску<text:span text:style-name="T40">с</text:span>ственном/естественном интеллекте занимает оценка и сравнение.</text:p>
      <text:p text:style-name="P29">На чем писать?</text:p>
      <text:p text:style-name="P19">Сразу <text:span text:style-name="T31">прошу прощения</text:span> за частое использования местоимения "я" в <text:span text:style-name="T38">этой</text:span> секции. Для мастера инструмент <text:span text:style-name="T39">дело</text:span> интимн<text:span text:style-name="T39">ое, а в</text:span> нашем ремесле язык программирования – главный инструмент.</text:p>
      <text:p text:style-name="P10">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4">Иными словами,</text:span> трудоемкость написания кода должна быть невысокой. Такой язык как C++, например, не проходит по этому критерию.</text:p>
      <text:p text:style-name="P10">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11">Когда-то давно кандидатом был язык Скала. Привлекала лаконичность. Такие вещи как дедукция типов, трейты, поддержка функционального программирования сразу распол<text:span text:style-name="T26">агали</text:span> к себе. Я посмотрел несколько <text:span text:style-name="T26">обзоров</text:span>, взял книгу и стал читать. Поначалу я был полон энтузиазма, но по мере углубления язык потихоньку отталкивал меня и, на середине книги, когда я дошел до конструкции switch, или match, не помню уж как его там, язык оттолкнул окончательно. <text:span text:style-name="T17">Я н</text:span>е навязываю своего мнения. <text:span text:style-name="T17">В</text:span>озможно, и, <text:span text:style-name="T17">даже, </text:span>скорее всего, оно <text:span text:style-name="T32">никак </text:span>не оправдано. <text:span text:style-name="T33">Но, язык перестал быть кандидатом в инструмент и перешел в разряд "еще один язык"</text:span>.</text:p>
      <text:p text:style-name="P11">Остались <text:span text:style-name="T27">еще </text:span>два кандидата – D и Java. Сначала хотел писать на D. Очень мощный эффективный, <text:span text:style-name="T34">богатый и </text:span>красивый язык. <text:span text:style-name="T35">С некоторыми недостатками, само собой, но в целом это лучший из языков, с которыми мне приходилось встречаться</text:span>. <text:span text:style-name="T28">Р</text:span>аботать на нем – удовольствие. Остановило одно, недостаточно развит<text:span text:style-name="T29">ые</text:span> IDE. При написании системы, по крайней мере <text:span text:style-name="T18">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минус поменьше, <text:span text:style-name="T19">D язык компилируемый, и, хотя, компиляция идет очень быстро, линкование тормозит и обещает тормозить все больше по мере разрастания проекта. Можно, правда, намутить с динамическими библиотеками.</text:span></text:p>
      <text:p text:style-name="P12">В общем, скрепя сердце, обратился к компромиссу Java/Netbeans. Java после работы <text:span text:style-name="T36">с</text:span> D приходится терпеть, но Netbeans лучшая IDE из встреченных мной <text:span text:style-name="T30">на жизненном пути</text:span>. <text:span text:style-name="T20">Возможно, когда архитектура системы оформится, вернусь к D. Он притягивает меня к себе.</text:span></text:p>
      <text:p text:style-name="P14">В качестве базы данных, на первых порах, по крайней мере, можно использовать все что угодно. Нужно только построить интерфейс к базе. Впоследствии СУБД можно подменить. Можно, скажем, использовать Постгрес.</text:p>
      <text:p text:style-name="P15">В качестве человеческого интерфейса можно взять универсальный инструмент HTML, только нужно отделить его от основной системы. Т.е. web-сервер должен связываться с системой, скажем, юниксовой трубой или сокетом. <text:span text:style-name="T37">Но, на первом этапе сгодится и консоль.</text:span></text:p>
      <text:p text:style-name="P29"><text:soft-page-break/>Набросок архитектуры</text:p>
      <text:p text:style-name="P9">Основной строительный блок системы – концепт, подобно тому как основным строительным блоком мозга является нейрон. "Человек ест яблоко" – здесь три концепта, человек, поедание, яблоко. Другие концепт<text:span text:style-name="T21">ы</text:span>, которые с ними перекликаются – субъект, действие субъекта над объектом, объект. Или, например, такие концепты: живое существо, питание, фрукт. <text:span text:style-name="T13">В коде концепты представляются, например объектами. Каждый концепт имеет числовой идентификатор, возможно, но не обязательно, символьный идентификатор, данные и, возможно, но не обязательно, методы.</text:span></text:p>
      <text:p text:style-name="P10">Концепты делятся на две группы – статические и динамические. <text:span text:style-name="T21">Статические концепты – это первый уровень, примитивы. Их методы – основной двигатель системы. Динамические концепты, по сути своей это наборы ссылок на другие статические и динамические концепты.</text:span></text:p>
      <text:p text:style-name="P16">Статические концепты, их имена и идентификаторы известны на этапе компиляции, т.е. код может работать с ними напрямую. Они не хранятся в базе, а создаются при загрузке системы. Для их идентификаторов выделен свой числовой диапазон, скажем, 0-65536. </text:p>
      <text:p text:style-name="P16">Динамические концепты хранятся в базе, для них генерируются уникальные идентификаторы и, возможно, символическое имя, если статическим концептам нужно их знать в лицо.</text:p>
      <text:p text:style-name="P18">Все концепты включены в карту идентификаторов и карту имен, так они могут быть найдены в памяти. Объект, содержащий эти карты называется ComDir. Это синглтон со статическими методами.</text:p>
      <text:p text:style-name="P16">Если возникает повод подумать, например, оператор обращается из консоли к Крису, <text:span text:style-name="T22">система создает круг внимания (attention bubble) – объект, который будет содержать все данные, касающиеся беседы.</text:span></text:p>
      <text:p text:style-name="P17">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23">может</text:span> потреблять концепты из общей базы, генерировать новые, изменять существующие в процессе обучения. Для исключения перехлестов <text:span text:style-name="T23">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18">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text:span text:style-name="T51">Коллектор</text:span>. В его задачу входит анализ концептов остальных кругов и коррек<text:span text:style-name="T24">тировка</text:span> общей базы. <text:span text:style-name="T51">Коллектор или Коллекторы, если они работают параллельно, собирает информацию наработанную обычными кругами внимания и корректирует на ее основе общие концепты.</text:span></text:p>
      <text:p text:style-name="P31">Общие концепты хранятся в базе Постгрес. Для исключения конфликтов между <text:span text:style-name="T52">кругами внимания и коллекторами используем его систему версионности и блокировок.</text:span></text:p>
      <text:p text:style-name="P30">Концепты</text:p>
      <text:p text:style-name="P20">Разделение на статические и динамические концепты <text:span text:style-name="T46">диктуется разной функциональностью</text:span>. Статические концепты – это место для обычного программирования, т.е. привычного жесткого алгоритмирования. Динамические концепты – это средство мет<text:span text:style-name="T47">а</text:span>программирования. Устройство самих динамических концептом должно быть максимально простым. Сложность выносится на уровень организации отношений между концептами. </text:p>
      <text:p text:style-name="P20">Что значит максимальная простота? До тех пор пока система в полном тумане, опираемся на <text:soft-page-break/>имитацию. Динамический концепт это аналог нейрона и, <text:span text:style-name="T41">также </text:span>как нейрон, должен иметь три базовые функции, <text:span text:style-name="T44">т.е. не должен быть проще, чем следующее.</text:span></text:p>
      <text:p text:style-name="P22">1. Функция процессинга. <text:span text:style-name="T42">Это базовая вещь, она обеспечивает движение системы.</text:span></text:p>
      <text:p text:style-name="P22">Концепт содержит сиды (cid – Concept Identifier) предпосылок <text:span text:style-name="T42">(premises)</text:span>, весовые коэффициенты и сиды возможных результатов <text:span text:style-name="T42">(effects)</text:span>. <text:span text:style-name="T42">Это полная аналогия нейрона. Предпосылки – аналог аксонов, соединенных с нейронами-предпосылками. Если такой нейрон зажжен, он участвует с некоторым весом в решении будет ли зажжен наш нейрон.</text:span></text:p>
      <text:p text:style-name="P23">Выходной аксон нашего нейрона контачит с нейронами-результатами. Если он зажжен, он будет учтен в их решении зажечься.</text:p>
      <text:p text:style-name="P25">Например, в ходе беседы распознана одна из словоформ слова "яблоко" и слова "фрукт".</text:p>
      <text:p text:style-name="P25"><text:span text:style-name="T48">Активируются</text:span> концепты слов "яблоко" и "фрукт". Пока только слова. Сам концепт яблока и концепт слова "яблоко" разные вещи. Например, может быть <text:span text:style-name="T48">активирован</text:span> концепт слова "apple", который может привести к <text:span text:style-name="T48">активации</text:span> того же самого концепта яблока.</text:p>
      <text:p text:style-name="P25"><text:span text:style-name="T48">К</text:span>онцепт яблока <text:span text:style-name="T48">содержит в качестве предпосылок сиды к</text:span>онцепт<text:span text:style-name="T48">ов</text:span> слов "яблоко" и "фрукт", <text:span text:style-name="T45">среди прочих</text:span>. <text:span text:style-name="T48">Все предпосылки участвуют в активации концепта "яблоко" со своими весами. Значение активации (взвешенная сумма + смещение) нормализуется сжатием в диапазон от -1 до 1 с помощью функции (1-exp(-x))/(1+exp(x)). Активация может быть положительной (концепт активен) или отрицательной (антиактивен). Абсолютная величина активации показывает степень уверенности системы в активности/антиактивности концепта. Нулевое значение говорит о том что концепт погашен, т.е. никак не участвует в активации надконцептов.</text:span></text:p>
      <text:p text:style-name="P26">Такая система способна обеспечить <text:span text:style-name="T49">булеву </text:span>логику <text:span text:style-name="T49">(при активации +1/-1), а также</text:span> линейную/нелинейную регрессию.</text:p>
      <text:p text:style-name="P24">2. Функция данных. <text:span text:style-name="T50">Например, если концепт должен активироваться группо других концептов, то он должен содержать их сиды с соответствующими весовыми коэффициентами.</text:span></text:p>
      <text:p text:style-name="P21"><text:span text:style-name="T43">3</text:span>. Сам факт существования концепта несет информацию. Концепт соотносится с каким-то смысловым объектом. В нашем случае cid, идентификатор концепта представляет концепт и он может быть ассоциирован с каким-то смыслом.</text:p>
      <text:p text:style-name="P21">Пример – маркерный концепт. <text:span text:style-name="T43">В предыдущем примере динамический концепт "яблоко" будет содержать динамический концепт "фрукт" как аргумент к статическому маркерному концепту "входит в класс". При этом, сам концепт "входит в класс" <text:s/>не обязан существовать вообще, поскольку на уровне языка программирования это пустой объект и он никогда не будет использоваться. Достаточно того что существует его cid, он-то и содержится в концепте "яблоко" как ключ ассоциативного массива.</text:span></text:p>
      <text:p text:style-name="P27">Статические концепты, совсем другая история. Они могут быть сколь угодно сложными, простым нужно поддерживать только интерфейс. У динамических концептов все внутреннее устройство является интерфейсом, они сами сплошной интерфейс. Поэтому, их нельзя усложнять.</text:p>
      <text:p text:style-name="Subtit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1M22S</meta:editing-duration>
    <meta:editing-cycles>90</meta:editing-cycles>
    <meta:generator>LibreOffice/4.2.8.2$Linux_X86_64 LibreOffice_project/420m0$Build-2</meta:generator>
    <dc:date>2018-05-08T21:46:13.196809159</dc:date>
    <meta:document-statistic meta:table-count="0" meta:image-count="0" meta:object-count="0" meta:page-count="4" meta:paragraph-count="46" meta:word-count="1686" meta:character-count="12704" meta:non-whitespace-character-count="11039"/>
    <meta:user-defined meta:name="Info 1"/>
    <meta:user-defined meta:name="Info 2"/>
    <meta:user-defined meta:name="Info 3"/>
    <meta:user-defined meta:name="Info 4"/>
  </office:meta>
</office:document-meta>
</file>